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4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6" style:family="paragraph" style:parent-style-name="Footnote">
      <style:text-properties style:font-name="Liberation Sans" officeooo:rsid="043ccc66" officeooo:paragraph-rsid="0e849f1d"/>
    </style:style>
    <style:style style:name="P17" style:family="paragraph" style:parent-style-name="Footnote">
      <style:text-properties style:font-name="Liberation Sans" officeooo:paragraph-rsid="10491e89"/>
    </style:style>
    <style:style style:name="P18" style:family="paragraph" style:parent-style-name="Footnote">
      <style:text-properties style:font-name="Liberation Sans" officeooo:paragraph-rsid="10ad91e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2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a098e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80417"/>
    </style:style>
    <style:style style:name="P35" style:family="paragraph" style:parent-style-name="Standard">
      <style:text-properties officeooo:paragraph-rsid="0b0ddd8e"/>
    </style:style>
    <style:style style:name="P36" style:family="paragraph" style:parent-style-name="Standard">
      <style:text-properties officeooo:paragraph-rsid="04f68805"/>
    </style:style>
    <style:style style:name="P37" style:family="paragraph" style:parent-style-name="Standard">
      <style:text-properties officeooo:paragraph-rsid="0bad8f69"/>
    </style:style>
    <style:style style:name="P38" style:family="paragraph" style:parent-style-name="Standard">
      <style:text-properties officeooo:paragraph-rsid="0cb27039"/>
    </style:style>
    <style:style style:name="P39" style:family="paragraph" style:parent-style-name="Standard">
      <style:text-properties officeooo:paragraph-rsid="0e8aa5aa"/>
    </style:style>
    <style:style style:name="P40" style:family="paragraph" style:parent-style-name="Standard">
      <style:text-properties officeooo:rsid="0e8aa5aa" officeooo:paragraph-rsid="0e8aa5aa"/>
    </style:style>
    <style:style style:name="P41" style:family="paragraph" style:parent-style-name="Standard">
      <style:text-properties officeooo:rsid="0e8aa5aa" officeooo:paragraph-rsid="0fb98046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4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44" style:family="paragraph" style:parent-style-name="Footnote">
      <style:text-properties officeooo:rsid="043ccc66" officeooo:paragraph-rsid="0e849f1d"/>
    </style:style>
    <style:style style:name="P4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6" style:family="paragraph" style:parent-style-name="Standard">
      <style:paragraph-properties fo:text-align="center" style:justify-single-word="false"/>
      <style:text-properties officeooo:paragraph-rsid="0cc50ec9"/>
    </style:style>
    <style:style style:name="P47" style:family="paragraph" style:parent-style-name="Standard">
      <style:paragraph-properties fo:text-align="center" style:justify-single-word="false"/>
      <style:text-properties officeooo:paragraph-rsid="0c8b5238"/>
    </style:style>
    <style:style style:name="P48" style:family="paragraph" style:parent-style-name="Standard">
      <style:paragraph-properties fo:text-align="center" style:justify-single-word="false"/>
      <style:text-properties officeooo:paragraph-rsid="0d1ec96e"/>
    </style:style>
    <style:style style:name="P49" style:family="paragraph" style:parent-style-name="Standard">
      <style:paragraph-properties fo:text-align="center" style:justify-single-word="false"/>
      <style:text-properties officeooo:paragraph-rsid="0fb98046"/>
    </style:style>
    <style:style style:name="P50" style:family="paragraph" style:parent-style-name="Standard">
      <style:paragraph-properties fo:text-align="center" style:justify-single-word="false"/>
      <style:text-properties officeooo:paragraph-rsid="0d8c21b9"/>
    </style:style>
    <style:style style:name="P51" style:family="paragraph" style:parent-style-name="Standard">
      <style:paragraph-properties fo:text-align="center" style:justify-single-word="false"/>
      <style:text-properties officeooo:paragraph-rsid="0fd58c4e"/>
    </style:style>
    <style:style style:name="P52" style:family="paragraph" style:parent-style-name="Standard">
      <style:paragraph-properties fo:text-align="center" style:justify-single-word="false"/>
      <style:text-properties officeooo:paragraph-rsid="0cc5fe5b"/>
    </style:style>
    <style:style style:name="P53" style:family="paragraph" style:parent-style-name="Standard">
      <style:paragraph-properties fo:text-align="center" style:justify-single-word="false"/>
      <style:text-properties officeooo:paragraph-rsid="0e38fc62"/>
    </style:style>
    <style:style style:name="P54" style:family="paragraph" style:parent-style-name="Standard">
      <style:paragraph-properties fo:text-align="center" style:justify-single-word="false"/>
      <style:text-properties officeooo:paragraph-rsid="0e82f1b0"/>
    </style:style>
    <style:style style:name="P55" style:family="paragraph" style:parent-style-name="Standard">
      <style:paragraph-properties fo:text-align="center" style:justify-single-word="false"/>
      <style:text-properties officeooo:paragraph-rsid="10b8151a"/>
    </style:style>
    <style:style style:name="P56" style:family="paragraph" style:parent-style-name="Standard">
      <style:text-properties officeooo:paragraph-rsid="0fad1a3f"/>
    </style:style>
    <style:style style:name="P57" style:family="paragraph" style:parent-style-name="Standard">
      <style:text-properties officeooo:paragraph-rsid="0e0463fc"/>
    </style:style>
    <style:style style:name="P58" style:family="paragraph" style:parent-style-name="Standard">
      <style:text-properties officeooo:paragraph-rsid="10245b8e"/>
    </style:style>
    <style:style style:name="P59" style:family="paragraph" style:parent-style-name="Standard">
      <style:text-properties officeooo:rsid="101e3872" officeooo:paragraph-rsid="10505b46"/>
    </style:style>
    <style:style style:name="P60" style:family="paragraph" style:parent-style-name="Standard">
      <style:text-properties officeooo:paragraph-rsid="1057599b"/>
    </style:style>
    <style:style style:name="P61" style:family="paragraph" style:parent-style-name="Footnote">
      <style:text-properties officeooo:paragraph-rsid="107b5934"/>
    </style:style>
    <style:style style:name="P62" style:family="paragraph" style:parent-style-name="Footnote">
      <style:text-properties officeooo:paragraph-rsid="108b0ed7"/>
    </style:style>
    <style:style style:name="P63" style:family="paragraph" style:parent-style-name="Standard">
      <style:text-properties officeooo:paragraph-rsid="10b975fb"/>
    </style:style>
    <style:style style:name="P64" style:family="paragraph" style:parent-style-name="Standard">
      <style:text-properties officeooo:paragraph-rsid="10ba098e"/>
    </style:style>
    <style:style style:name="P65" style:family="paragraph" style:parent-style-name="Standard">
      <style:text-properties officeooo:paragraph-rsid="10be1a4c"/>
    </style:style>
    <style:style style:name="P66" style:family="paragraph" style:parent-style-name="Standard">
      <style:text-properties officeooo:paragraph-rsid="10bef563"/>
    </style:style>
    <style:style style:name="P67" style:family="paragraph" style:parent-style-name="Standard">
      <style:text-properties officeooo:paragraph-rsid="10c8c30e"/>
    </style:style>
    <style:style style:name="P68" style:family="paragraph" style:parent-style-name="Standard">
      <style:text-properties officeooo:rsid="104324ed" officeooo:paragraph-rsid="10ca7d50"/>
    </style:style>
    <style:style style:name="P69" style:family="paragraph" style:parent-style-name="Standard">
      <style:text-properties officeooo:paragraph-rsid="10ca7d50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tyle="italic" officeooo:paragraph-rsid="0fd3ba65" style:font-style-asian="italic" style:font-style-complex="italic"/>
    </style:style>
    <style:style style:name="P7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cb05ee"/>
    </style:style>
    <style:style style:name="P72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73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4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7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0b16f"/>
    </style:style>
    <style:style style:name="P7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8c30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24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37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9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0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1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2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3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4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5" style:family="text">
      <style:text-properties fo:color="#000000" loext:opacity="100%" fo:language="nl" fo:country="NL" fo:font-weight="normal" officeooo:rsid="10bd7d4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9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10bd7d4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loext:opacity="100%" style:font-name="Liberation Sans" fo:font-size="12pt" style:font-size-asian="12pt" style:font-size-complex="12pt"/>
    </style:style>
    <style:style style:name="T17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7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78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9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style:use-window-font-color="true" loext:opacity="0%" style:font-name="Liberation Sans" officeooo:rsid="047da547"/>
    </style:style>
    <style:style style:name="T18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84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185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86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87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18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fo:font-weight="normal" officeooo:rsid="10bef5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8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0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2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3" style:family="text">
      <style:text-properties style:use-window-font-color="true" loext:opacity="0%" style:font-name="Liberation Sans" fo:font-size="12pt" style:font-size-asian="12pt" style:font-size-complex="12pt"/>
    </style:style>
    <style:style style:name="T214" style:family="text">
      <style:text-properties style:use-window-font-color="true" loext:opacity="0%" style:font-name="Liberation Sans" officeooo:rsid="0efd8e5c"/>
    </style:style>
    <style:style style:name="T215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7" style:family="text">
      <style:text-properties officeooo:rsid="04473353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0" style:family="text">
      <style:text-properties fo:font-size="10pt" officeooo:rsid="04473353" style:font-size-asian="10pt" style:font-size-complex="10pt"/>
    </style:style>
    <style:style style:name="T22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4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5" style:family="text">
      <style:text-properties officeooo:rsid="0f0ca65a"/>
    </style:style>
    <style:style style:name="T226" style:family="text">
      <style:text-properties officeooo:rsid="0aace3cd"/>
    </style:style>
    <style:style style:name="T227" style:family="text">
      <style:text-properties officeooo:rsid="0f95a7a0"/>
    </style:style>
    <style:style style:name="T228" style:family="text">
      <style:text-properties officeooo:rsid="0f8f58bd"/>
    </style:style>
    <style:style style:name="T229" style:family="text">
      <style:text-properties style:font-name="Ubuntu1" fo:font-size="10pt" officeooo:rsid="04473353" style:font-size-asian="10pt" style:font-size-complex="10pt"/>
    </style:style>
    <style:style style:name="T230" style:family="text">
      <style:text-properties style:text-underline-style="none"/>
    </style:style>
    <style:style style:name="T231" style:family="text">
      <style:text-properties officeooo:rsid="108e61e7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cc2fb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0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72"><text:span text:style-name="T140">C</text:span><text:span text:style-name="T139">hecklist voor </text:span><text:span text:style-name="T141">de installatie</text:span><text:span text:style-name="T139"> van </text:span><text:span text:style-name="T139"><text:user-field-get text:name="Distro">Debian</text:user-field-get></text:span><text:span text:style-name="T142"><text:s/></text:span><text:span text:style-name="T142"><text:user-field-get text:name="Version">12</text:user-field-get></text:span><text:span text:style-name="T143"><text:note text:id="ftn1" text:note-class="footnote"><text:note-citation>1</text:note-citation><text:note-body><text:p text:style-name="P18"><text:span text:style-name="T238">D</text:span><text:span text:style-name="T239">eze </text:span><text:span text:style-name="Strong_20_Emphasis"><text:span text:style-name="T249"><text:user-field-get text:name="Distro">Debian</text:user-field-get></text:span></text:span><text:span text:style-name="T240"><text:s/></text:span><text:span text:style-name="T248"><text:user-field-get text:name="Version">12</text:user-field-get></text:span><text:span text:style-name="T248"><text:s/>Server</text:span><text:span text:style-name="T239"> (codenaam </text:span><text:span text:style-name="T241">bookworm</text:span><text:span text:style-name="T239">) van </text:span><text:span text:style-name="T247">11 </text:span><text:span text:style-name="T242">juni</text:span><text:span text:style-name="T243"> </text:span><text:span text:style-name="Strong_20_Emphasis"><text:span text:style-name="T250"><text:user-field-get text:name="Releaseyear">2023</text:user-field-get></text:span></text:span><text:span text:style-name="T244"><text:s/></text:span><text:span text:style-name="T239">wordt gedurende 5 jaar ondersteund tot </text:span><text:span text:style-name="T247">30 </text:span><text:span text:style-name="T242">juni</text:span><text:span text:style-name="T239"> 202</text:span><text:span text:style-name="T242">8</text:span><text:span text:style-name="T239">.</text:span></text:p></text:note-body></text:note></text:span><text:span text:style-name="T144"><text:s/></text:span><text:span text:style-name="T145">Server</text:span><text:span text:style-name="T179">.</text:span></text:p>
      <text:p text:style-name="P30"/>
      <text:p text:style-name="P30">Dit is een invulbare PDF, afdrukken is niet noodzakelijk.</text:p>
      <text:p text:style-name="P31"/>
      <text:p text:style-name="P29"><text:span text:style-name="T15">Vul </text:span><text:span text:style-name="T16">achter</text:span><text:span text:style-name="T13"> de </text:span><text:span text:style-name="Definition"><text:span text:style-name="T225">ONDERSTREEPTE</text:span></text:span><text:span text:style-name="T1"> </text:span><text:span text:style-name="T14">woorden</text:span><text:span text:style-name="T13"> het</text:span><text:span text:style-name="Strong_20_Emphasis"><text:span text:style-name="T224"> </text:span></text:span><text:span text:style-name="Strong_20_Emphasis"><text:span text:style-name="T223">tekstvak</text:span></text:span><text:span text:style-name="T14"> </text:span><text:span text:style-name="T15">in,</text:span><text:span text:style-name="T14"> </text:span><text:span text:style-name="T180">zie </text:span><text:span text:style-name="T214">[</text:span><text:span text:style-name="T180">toelichting</text:span><text:span text:style-name="T214">]</text:span><text:span text:style-name="T14">:</text:span></text:p>
      <text:p text:style-name="P21"><text:span text:style-name="Definition"><text:span text:style-name="T18">GEBRUIKER</text:span></text:span><text:span text:style-name="T188"><text:tab/><text:tab/></text:span><text:span text:style-name="T213"> <text:tab/><text:tab/></text:span><text:span text:style-name="T189"><draw:control text:anchor-type="as-char" svg:y="-0.4cm" draw:z-index="11" draw:name="Gebruiker 3" draw:style-name="gr2" draw:text-style-name="P80" svg:width="6.4cm" svg:height="0.6cm" draw:control="control10"><svg:title>Gebruiker</svg:title><svg:desc>Volledige naam, bijv. Jan Stek</svg:desc></draw:control></text:span><text:span text:style-name="T189"><text:tab/> <text:s text:c="2"/></text:span><text:span text:style-name="T190">[</text:span><text:span text:style-name="T191">N</text:span><text:span text:style-name="T183">aam, bijv. </text:span><text:span text:style-name="T185">J</text:span><text:span text:style-name="T211">a</text:span><text:span text:style-name="T185">n </text:span><text:span text:style-name="T211">Jansen</text:span><text:span text:style-name="T212">]</text:span></text:p>
      <text:p text:style-name="P66"><text:span text:style-name="Definition"><text:span text:style-name="T182">g</text:span></text:span><text:span text:style-name="Definition">ebruikersnaam</text:span><text:span text:style-name="Definition"><text:span text:style-name="T230"><text:tab/></text:span></text:span><text:span text:style-name="T181"><draw:control text:anchor-type="as-char" svg:y="-0.4cm" draw:z-index="12" draw:name="Gberuikersnaam 3" draw:style-name="gr2" draw:text-style-name="P80" svg:width="6.4cm" svg:height="0.6cm" draw:control="control11"><svg:title>Gebruikersnaam</svg:title><svg:desc>Korte naam, bijv. jan</svg:desc></draw:control></text:span><text:span text:style-name="T181"><text:tab/> <text:s text:c="2"/></text:span><text:span text:style-name="T5">[</text:span><text:span text:style-name="T6">Gebruikers</text:span><text:span text:style-name="T5">naam</text:span><text:span text:style-name="T4">, bijv. </text:span><text:span text:style-name="T162">j</text:span><text:span text:style-name="T163">a</text:span><text:span text:style-name="T162">n</text:span><text:span text:style-name="T164">]</text:span></text:p>
      <text:p text:style-name="P21"><text:span text:style-name="Definition"><text:span text:style-name="T231">server</text:span></text:span><text:span text:style-name="Definition">NAAM</text:span><text:span text:style-name="T192"><text:tab/><text:tab/><text:tab/></text:span><draw:control text:anchor-type="as-char" svg:y="-0.4cm" draw:z-index="13" draw:name="Computernaam 2" draw:style-name="gr2" draw:text-style-name="P80" svg:width="6.4cm" svg:height="0.6cm" draw:control="control12"><svg:title>Computernaam</svg:title><svg:desc>Unieke naam van de computer</svg:desc></draw:control><text:tab/> <text:s text:c="2"/><text:span text:style-name="T195">[</text:span><text:span text:style-name="T196">N</text:span><text:span text:style-name="T193">aam van de </text:span><text:span text:style-name="T199">serv</text:span><text:span text:style-name="T193">e</text:span><text:span text:style-name="T194">r, </text:span><text:span text:style-name="T197">bijv. </text:span><text:span text:style-name="T199">sv</text:span><text:span text:style-name="T198">02</text:span><text:span text:style-name="T195">]</text:span></text:p>
      <text:p text:style-name="P21"><text:span text:style-name="Definition"><text:span text:style-name="T201">GEBRUIKER</text:span></text:span><text:span text:style-name="Definition"><text:span text:style-name="T210"><text:tab/></text:span></text:span><text:span text:style-name="T200"><text:tab/></text:span><text:span text:style-name="T213"> <text:tab/><text:tab/></text:span><text:span text:style-name="T189"><draw:control text:anchor-type="as-char" svg:y="-0.4cm" draw:z-index="14" draw:name="Gebruiker 4" draw:style-name="gr2" draw:text-style-name="P80" svg:width="6.4cm" svg:height="0.6cm" draw:control="control13"><svg:title>Gebruiker</svg:title><svg:desc>Volledige naam, bijv. Jan Stek</svg:desc></draw:control></text:span><text:span text:style-name="T189"><text:tab/> <text:s text:c="2"/></text:span><text:span text:style-name="T190">[</text:span><text:span text:style-name="T191">N</text:span><text:span text:style-name="T183">aam </text:span><text:span text:style-name="T186">evt. 2</text:span><text:span text:style-name="T215">e</text:span><text:span text:style-name="T184"> gebruiker</text:span><text:span text:style-name="T187">]</text:span></text:p>
      <text:p text:style-name="P66"><text:span text:style-name="Definition"><text:span text:style-name="T201">GEBRUIKERSN</text:span></text:span><text:span text:style-name="Definition"><text:span text:style-name="T202">aa</text:span></text:span><text:span text:style-name="Definition"><text:span text:style-name="T201">M</text:span></text:span><text:span text:style-name="Definition"><text:span text:style-name="T210"><text:tab/></text:span></text:span><text:span text:style-name="T181"><draw:control text:anchor-type="as-char" svg:y="-0.4cm" draw:z-index="15" draw:name="Gberuikersnaam 4" draw:style-name="gr2" draw:text-style-name="P80" svg:width="6.4cm" svg:height="0.6cm" draw:control="control14"><svg:title>Gebruikersnaam</svg:title><svg:desc>Korte naam, bijv. jan</svg:desc></draw:control></text:span><text:span text:style-name="T181"><text:tab/> <text:s text:c="2"/></text:span><text:span text:style-name="T203">[</text:span><text:span text:style-name="T204">Gebruikers</text:span><text:span text:style-name="T203">naam</text:span><text:span text:style-name="T205"> </text:span><text:span text:style-name="T206">e</text:span><text:span text:style-name="T207">vt. 2</text:span><text:span text:style-name="T216">e</text:span><text:span text:style-name="T207"> </text:span><text:span text:style-name="T208">gebruiker</text:span><text:span text:style-name="T209">]</text:span></text:p>
      <text:p text:style-name="P20"><text:span text:style-name="T146">Vervang </text:span><text:span text:style-name="T149">de</text:span><text:span text:style-name="T146"> </text:span><text:span text:style-name="Definition"><text:span text:style-name="T19">ONDERSTREEPTE</text:span></text:span><text:span text:style-name="T146"> </text:span><text:span text:style-name="T147">woorden </text:span><text:span text:style-name="T146">in deze checklist door </text:span><text:span text:style-name="T149">d</text:span><text:span text:style-name="T151">i</text:span><text:span text:style-name="T149">e </text:span><text:span text:style-name="T150">in </text:span><text:span text:style-name="T151">het</text:span><text:span text:style-name="Strong_20_Emphasis"><text:span text:style-name="T36"> </text:span></text:span><text:span text:style-name="Strong_20_Emphasis"><text:span text:style-name="T41">tekstvak</text:span></text:span><text:span text:style-name="T146">.</text:span></text:p>
      <text:p text:style-name="P23"/>
      <text:p text:style-name="P23"/>
      <text:p text:style-name="P22"><text:span text:style-name="T160">Nog niet op Linux?</text:span><text:span text:style-name="T153"><text:tab/></text:span><text:span text:style-name="T156">G</text:span><text:span text:style-name="T154">ebruik </text:span><text:span text:style-name="Strong_20_Emphasis"><text:span text:style-name="T165">Checklist </text:span></text:span><text:span text:style-name="Strong_20_Emphasis"><text:span text:style-name="T166">overzetten</text:span></text:span><text:span text:style-name="T154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55"> onder </text:span><text:span text:style-name="T161">Linux</text:span><text:span text:style-name="T148">.</text:span></text:p>
      <text:p text:style-name="P22"><text:span text:style-name="T158">Nieuwe installatie?</text:span><text:span text:style-name="T148"><text:tab/></text:span><text:span text:style-name="T156">B</text:span><text:span text:style-name="T148">egin bij hoofdstuk </text:span><text:span text:style-name="T158"><text:bookmark-ref text:reference-format="page" text:ref-name="__RefNumPara__4009_1271708128">2</text:bookmark-ref></text:span><text:span text:style-name="T158"><text:s text:c="2"/></text:span><text:span text:style-name="T159"><text:bookmark-ref text:reference-format="text" text:ref-name="__RefNumPara__4009_1271708128">Installatie uitvoeren</text:bookmark-ref></text:span><text:span text:style-name="T152">.</text:span></text:p>
      <text:p text:style-name="P19"><text:span text:style-name="Strong_20_Emphasis"><text:span text:style-name="T157"/></text:span></text:p>
      <text:p text:style-name="P19"><text:span text:style-name="Strong_20_Emphasis"><text:span text:style-name="T157"/></text:span></text:p>
      <text:list text:style-name="L1">
        <text:list-item>
          <text:p text:style-name="P73"><text:bookmark-start text:name="__RefNumPara__4083_1271708128"/>Installatie voorbereiden<text:bookmark-end text:name="__RefNumPara__4083_1271708128"/></text:p>
        </text:list-item>
      </text:list>
      <text:p text:style-name="P2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46"><text:span text:style-name="Strong_20_Emphasis"><text:span text:style-name="T49"><draw:control text:anchor-type="as-char" draw:z-index="2" draw:name="Vorm3" draw:style-name="gr1" draw:text-style-name="P7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49"><draw:control text:anchor-type="as-char" draw:z-index="8" draw:name="Vorm 2" draw:style-name="gr1" draw:text-style-name="P79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5"><text:span text:style-name="Strong_20_Emphasis"><text:span text:style-name="T33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34"><text:note text:id="ftn2" text:note-class="footnote"><text:note-citation>2</text:note-citation><text:note-body><text:p text:style-name="P16"><text:span text:style-name="T125">E</text:span><text:span text:style-name="T126">v</text:span><text:span text:style-name="T127">en</text:span><text:span text:style-name="T129">t</text:span><text:span text:style-name="T130">uele </text:span><text:span text:style-name="T131">extra </text:span><text:span text:style-name="Definition"><text:span text:style-name="T219">gebruiker</text:span></text:span><text:span text:style-name="T131">s aanmelden </text:span><text:span text:style-name="T132">en dezelfde stappen uitvoeren</text:span><text:span text:style-name="T128">.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_31_._5f_Installatie_5f_voorbereiden.A1" office:value-type="string">
            <text:p text:style-name="P47"/>
          </table:table-cell>
          <table:table-cell table:style-name="_31_._5f_Installatie_5f_voorbereiden.A1" office:value-type="string">
            <text:p text:style-name="P47"><text:span text:style-name="Strong_20_Emphasis"><text:span text:style-name="T33"><text:s/></text:span></text:span></text:p>
          </table:table-cell>
          <table:table-cell table:style-name="_31_._5f_Installatie_5f_voorbereiden.A1" office:value-type="string">
            <text:p text:style-name="P47"><text:span text:style-name="Strong_20_Emphasis"><text:span text:style-name="T33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55"><text:span text:style-name="Strong_20_Emphasis"><text:span text:style-name="T84"><draw:control text:anchor-type="as-char" draw:z-index="16" draw:name="Vorm 5" draw:style-name="gr1" draw:text-style-name="P7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33"/></text:span></text:p>
          </table:table-cell>
          <table:table-cell table:style-name="_31_._5f_Installatie_5f_voorbereiden.D3" office:value-type="string">
            <text:p text:style-name="P63"><text:span text:style-name="Strong_20_Emphasis"><text:span text:style-name="T85">Typ: </text:span></text:span><text:span text:style-name="User_20_Entry"><text:span text:style-name="T135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4" office:value-type="string">
            <text:p text:style-name="P40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5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55"><text:span text:style-name="Strong_20_Emphasis"><text:span text:style-name="T84"><draw:control text:anchor-type="as-char" draw:z-index="17" draw:name="Vorm 7" draw:style-name="gr1" draw:text-style-name="P79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84"><draw:control text:anchor-type="as-char" draw:z-index="18" draw:name="Vorm 8" draw:style-name="gr1" draw:text-style-name="P79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63"><text:span text:style-name="Strong_20_Emphasis"><text:span text:style-name="T85">Typ: </text:span></text:span><text:span text:style-name="Strong_20_Emphasis"><text:span text:style-name="T137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46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7" office:value-type="string">
            <text:p text:style-name="P60"><text:span text:style-name="Strong_20_Emphasis"><text:span text:style-name="T39">Kie</text:span></text:span><text:span text:style-name="Strong_20_Emphasis"><text:span text:style-name="T44">s</text:span></text:span><text:span text:style-name="Strong_20_Emphasis"><text:span text:style-name="T39"> </text:span></text:span><text:span text:style-name="Strong_20_Emphasis"><text:span text:style-name="T71">1</text:span></text:span><text:span text:style-name="Strong_20_Emphasis"><text:span text:style-name="T58"> Installatie voorbereiden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43"/>
          </table:table-cell>
          <table:table-cell table:style-name="_31_._5f_Installatie_5f_voorbereiden.D8" office:value-type="string">
            <text:p text:style-name="P41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</table:table>
      <text:p text:style-name="P27"/>
      <text:list text:continue-numbering="true" text:style-name="L1">
        <text:list-item>
          <text:p text:style-name="P74"><text:bookmark-start text:name="__RefNumPara__4009_1271708128"/>Installatie uitvoeren<text:bookmark-end text:name="__RefNumPara__4009_1271708128"/></text:p>
        </text:list-item>
      </text:list>
      <text:p text:style-name="P2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><text:span text:style-name="Strong_20_Emphasis"><text:span text:style-name="T49"><draw:control text:anchor-type="as-char" draw:z-index="3" draw:name="Vorm9" draw:style-name="gr1" draw:text-style-name="P79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65"><text:span text:style-name="T174">Start de computer op vanaf</text:span><text:span text:style-name="T174"><text:note text:id="ftn3" text:note-class="footnote"><text:note-citation>1</text:note-citation><text:note-body><text:p text:style-name="P62"><text:span text:style-name="T117">B</text:span><text:span text:style-name="T118">ootmenu/</text:span><text:span text:style-name="T117">S</text:span><text:span text:style-name="T118">etup</text:span><text:span text:style-name="T116"> via </text:span><text:span text:style-name="T114">é</text:span><text:span text:style-name="T115">é</text:span><text:span text:style-name="T117">n van de </text:span><text:span text:style-name="Definition"><text:span text:style-name="T119">Veelgebruikte toetsen:</text:span></text:span><text:span text:style-name="Definition"><text:span text:style-name="T120"> </text:span></text:span><text:span text:style-name="User_20_Entry"><text:span text:style-name="T136">Esc</text:span></text:span><text:span text:style-name="User_20_Entry"><text:span text:style-name="T123">,</text:span></text:span><text:span text:style-name="Definition"><text:span text:style-name="T120"> </text:span></text:span><text:span text:style-name="User_20_Entry"><text:span text:style-name="T136">Delete</text:span></text:span><text:span text:style-name="User_20_Entry"><text:span text:style-name="T124">,</text:span></text:span><text:span text:style-name="Definition"><text:span text:style-name="T120"> </text:span></text:span><text:span text:style-name="User_20_Entry"><text:span text:style-name="T136">F1</text:span></text:span><text:span text:style-name="User_20_Entry"><text:span text:style-name="T124">,</text:span></text:span><text:span text:style-name="Definition"><text:span text:style-name="T120"> </text:span></text:span><text:span text:style-name="User_20_Entry"><text:span text:style-name="T136">F2</text:span></text:span><text:span text:style-name="User_20_Entry"><text:span text:style-name="T124">,</text:span></text:span><text:span text:style-name="Definition"><text:span text:style-name="T120"> </text:span></text:span><text:span text:style-name="User_20_Entry"><text:span text:style-name="T136">F9</text:span></text:span><text:span text:style-name="User_20_Entry"><text:span text:style-name="T124">,</text:span></text:span><text:span text:style-name="Definition"><text:span text:style-name="T120"> </text:span></text:span><text:span text:style-name="User_20_Entry"><text:span text:style-name="T136">F10</text:span></text:span><text:span text:style-name="User_20_Entry"><text:span text:style-name="T124">,</text:span></text:span><text:span text:style-name="Definition"><text:span text:style-name="T120"> </text:span></text:span><text:span text:style-name="User_20_Entry"><text:span text:style-name="T136">F11</text:span></text:span><text:span text:style-name="User_20_Entry"><text:span text:style-name="T124">,</text:span></text:span><text:span text:style-name="Definition"><text:span text:style-name="T120"> </text:span></text:span><text:span text:style-name="Definition"><text:span text:style-name="T121">o</text:span></text:span><text:span text:style-name="Definition"><text:span text:style-name="T122">f</text:span></text:span><text:span text:style-name="Definition"><text:span text:style-name="T120"> </text:span></text:span><text:span text:style-name="User_20_Entry"><text:span text:style-name="T136">F12</text:span></text:span><text:span text:style-name="User_20_Entry"><text:span text:style-name="T124">.</text:span></text:span></text:p></text:note-body></text:note></text:span><text:span text:style-name="T174"> </text:span><text:span text:style-name="T175">een </text:span><text:span text:style-name="T169"><text:user-field-get text:name="Distro">Debian</text:user-field-get></text:span><text:span text:style-name="T170"><text:s/></text:span><text:span text:style-name="T170"><text:user-field-get text:name="Version">12</text:user-field-get></text:span><text:span text:style-name="Strong_20_Emphasis"><text:span text:style-name="T168"><text:s/></text:span></text:span><text:span text:style-name="Strong_20_Emphasis"><text:span text:style-name="T173">Server</text:span></text:span><text:span text:style-name="Strong_20_Emphasis"><text:span text:style-name="T171"> </text:span></text:span><text:span text:style-name="Strong_20_Emphasis"><text:span text:style-name="T172">Live</text:span></text:span><text:span text:style-name="T80"><text:note text:id="ftn4" text:note-class="footnote"><text:note-citation>2</text:note-citation><text:note-body><text:p text:style-name="P17"><text:span text:style-name="T217">Vanaf een </text:span><text:span text:style-name="T227">L</text:span><text:span text:style-name="T217">ive </text:span><text:span text:style-name="T228">USB</text:span><text:span text:style-name="T226">-stick</text:span><text:span text:style-name="T229"> </text:span><text:span text:style-name="T217">kunt u opstarten en </text:span><text:span text:style-name="T220">met </text:span><text:span text:style-name="Strong_20_Emphasis"><text:span text:style-name="T176"><text:user-field-get text:name="Distro">Debian</text:user-field-get></text:span></text:span><text:span text:style-name="Strong_20_Emphasis"><text:span text:style-name="T176"><text:s/></text:span></text:span><text:span text:style-name="T217">werken zonder enige bestanden op de harde schijf te wijzigen en maakt ook installatie van </text:span><text:span text:style-name="Strong_20_Emphasis"><text:span text:style-name="T176"><text:user-field-get text:name="Distro">Debian</text:user-field-get></text:span></text:span><text:span text:style-name="Strong_20_Emphasis"><text:span text:style-name="T176"><text:s/></text:span></text:span><text:span text:style-name="T217">mogelijk.</text:span></text:p></text:note-body></text:note></text:span><text:span text:style-name="T79"> </text:span><text:span text:style-name="T83">USB</text:span><text:span text:style-name="T81">-stick</text:span><text:span text:style-name="T81"><text:note text:id="ftn5" text:note-class="footnote"><text:note-citation>3</text:note-citation><text:note-body><text:p text:style-name="P61"><text:span text:style-name="Strong_20_Emphasis"><text:span text:style-name="T102">Maak een opstartbare USB-stick</text:span></text:span><text:span text:style-name="Strong_20_Emphasis"><text:span text:style-name="T98">:<text:line-break/></text:span></text:span><text:span text:style-name="Strong_20_Emphasis"><text:span text:style-name="T95">D</text:span></text:span><text:span text:style-name="Strong_20_Emphasis"><text:span text:style-name="T88">ow</text:span></text:span><text:span text:style-name="Strong_20_Emphasis"><text:span text:style-name="T89">nload </text:span></text:span><text:span text:style-name="Strong_20_Emphasis"><text:span text:style-name="T86">e</text:span></text:span><text:span text:style-name="Strong_20_Emphasis"><text:span text:style-name="T90">e</text:span></text:span><text:span text:style-name="Strong_20_Emphasis"><text:span text:style-name="T91">n</text:span></text:span><text:span text:style-name="Strong_20_Emphasis"><text:span text:style-name="T113"> </text:span></text:span><text:span text:style-name="Strong_20_Emphasis"><text:span text:style-name="T134">CD</text:span></text:span><text:span text:style-name="Strong_20_Emphasis"><text:span text:style-name="T133">-beeldbestand</text:span></text:span><text:span text:style-name="Strong_20_Emphasis"><text:span text:style-name="T89"> </text:span></text:span><text:span text:style-name="Strong_20_Emphasis"><text:span text:style-name="T96">(.iso) </text:span></text:span><text:span text:style-name="Strong_20_Emphasis"><text:span text:style-name="T92">v</text:span></text:span><text:span text:style-name="Strong_20_Emphasis"><text:span text:style-name="T93">anaf</text:span></text:span><text:span text:style-name="Strong_20_Emphasis"><text:span text:style-name="T94"> </text:span></text:span><text:a xlink:type="simple" xlink:href="https://www.debian.org/" text:style-name="Internet_20_link" text:visited-style-name="Visited_20_Internet_20_Link"><text:span text:style-name="Strong_20_Emphasis"><text:span text:style-name="T221">debian.org</text:span></text:span></text:a><text:span text:style-name="Strong_20_Emphasis"><text:span text:style-name="T94">, </text:span></text:span><text:span text:style-name="Strong_20_Emphasis"><text:span text:style-name="T97">klik </text:span></text:span><text:span text:style-name="Strong_20_Emphasis"><text:span text:style-name="T100">achtereenvolgens op </text:span></text:span><text:span text:style-name="Strong_20_Emphasis"><text:span text:style-name="T105">Other downloads</text:span></text:span><text:span text:style-name="Strong_20_Emphasis"><text:span text:style-name="T100"> (onder Download) &gt; </text:span></text:span><text:span text:style-name="Strong_20_Emphasis"><text:span text:style-name="T105">Other live ISO</text:span></text:span><text:span text:style-name="Strong_20_Emphasis"><text:span text:style-name="T100"> (onder Try </text:span></text:span><text:span text:style-name="Strong_20_Emphasis"><text:span text:style-name="T100"><text:user-field-get text:name="Distro">Debian</text:user-field-get></text:span></text:span><text:span text:style-name="Strong_20_Emphasis"><text:span text:style-name="T100"><text:s/></text:span></text:span><text:span text:style-name="Strong_20_Emphasis"><text:span text:style-name="T101">live before installing) &gt; <text:line-break/></text:span></text:span><text:span text:style-name="Strong_20_Emphasis"><text:span text:style-name="T104">debian-live-</text:span></text:span><text:span text:style-name="Strong_20_Emphasis"><text:span text:style-name="T104"><text:user-field-get text:name="Version">12</text:user-field-get></text:span></text:span><text:span text:style-name="Strong_20_Emphasis"><text:span text:style-name="T104">...-amd64-standard.iso</text:span></text:span><text:span text:style-name="Strong_20_Emphasis"><text:span text:style-name="T101">.</text:span></text:span><text:span text:style-name="Strong_20_Emphasis"><text:span text:style-name="T89"><text:line-break/></text:span></text:span><text:span text:style-name="Strong_20_Emphasis"><text:span text:style-name="T99">De volgende stappen staan beschreven in </text:span></text:span><text:span text:style-name="Strong_20_Emphasis"><text:span text:style-name="T103">Linux informatie</text:span></text:span><text:span text:style-name="Strong_20_Emphasis"><text:span text:style-name="T99">, te vinden op </text:span></text:span><text:a xlink:type="simple" xlink:href="https://karelzimmer.nl/" text:style-name="Internet_20_link" text:visited-style-name="Visited_20_Internet_20_Link"><text:span text:style-name="Strong_20_Emphasis"><text:span text:style-name="T222">karelzimmer.nl</text:span></text:span></text:a><text:span text:style-name="Strong_20_Emphasis"><text:span text:style-name="T99">, onder </text:span></text:span><text:span text:style-name="Strong_20_Emphasis"><text:span text:style-name="T103">Linux</text:span></text:span><text:span text:style-name="Strong_20_Emphasis"><text:span text:style-name="T99">.</text:span></text:span></text:p></text:note-body></text:note></text:span><text:span text:style-name="T82">.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><text:span text:style-name="Strong_20_Emphasis"><text:span text:style-name="T33"/></text:span></text:p>
          </table:table-cell>
          <table:table-cell table:style-name="_32_._5f_Installatie_5f_uitvoeren.C2" office:value-type="string">
            <text:p text:style-name="P34"><text:span text:style-name="Strong_20_Emphasis"><text:span text:style-name="T43">Selecteer</text:span></text:span><text:span text:style-name="Strong_20_Emphasis"><text:span text:style-name="T53"> </text:span></text:span><text:span text:style-name="Strong_20_Emphasis"><text:span text:style-name="T21">Start inst</text:span></text:span><text:span text:style-name="Strong_20_Emphasis"><text:span text:style-name="T22">a</text:span></text:span><text:span text:style-name="Strong_20_Emphasis"><text:span text:style-name="T21">ller</text:span></text:span><text:span text:style-name="Strong_20_Emphasis"><text:span text:style-name="T51"> </text:span></text:span><text:span text:style-name="Strong_20_Emphasis"><text:span text:style-name="T55">en druk op de</text:span></text:span><text:span text:style-name="Strong_20_Emphasis"><text:span text:style-name="T45"> </text:span></text:span><text:span text:style-name="Strong_20_Emphasis"><text:span text:style-name="T138">Enter</text:span></text:span><text:span text:style-name="Strong_20_Emphasis"><text:span text:style-name="T35">-toets.</text:span>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2" office:value-type="string">
            <text:p text:style-name="P34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4" office:value-type="string">
            <text:p text:style-name="P71"><text:span text:style-name="Strong_20_Emphasis"><text:span text:style-name="T23">Vul de installatieschermen in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4" office:value-type="string">
            <text:p text:style-name="P70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draw:control text:anchor-type="as-char" draw:z-index="7" draw:name="Vorm13_ 1" draw:style-name="gr1" draw:text-style-name="P79" svg:width="0.35cm" svg:height="0.35cm" draw:control="control6"/></text:p>
          </table:table-cell>
          <table:table-cell table:style-name="_32_._5f_Installatie_5f_uitvoeren.C6" office:value-type="string">
            <text:p text:style-name="P57"><text:span text:style-name="Strong_20_Emphasis"><text:span text:style-name="T24">Bi</text:span></text:span><text:span text:style-name="Strong_20_Emphasis"><text:span text:style-name="T31">j</text:span></text:span><text:span text:style-name="Strong_20_Emphasis"><text:span text:style-name="T24"> </text:span></text:span><text:span text:style-name="Strong_20_Emphasis"><text:span text:style-name="T63">Select a language</text:span></text:span><text:span text:style-name="Strong_20_Emphasis"><text:span text:style-name="T24">: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6" office:value-type="string">
            <text:p text:style-name="P67"><text:span text:style-name="Strong_20_Emphasis"><text:span text:style-name="T31">K</text:span></text:span><text:span text:style-name="Strong_20_Emphasis"><text:span text:style-name="T24">ies </text:span></text:span><text:span text:style-name="Strong_20_Emphasis"><text:span text:style-name="T66">Dutch - </text:span></text:span><text:span text:style-name="Strong_20_Emphasis"><text:span text:style-name="T67">Nederlands</text:span></text:span><text:span text:style-name="Strong_20_Emphasis"><text:span text:style-name="T24"> </text:span></text:span><text:span text:style-name="Strong_20_Emphasis"><text:span text:style-name="T32">en klik op </text:span></text:span><text:span text:style-name="Strong_20_Emphasis"><text:span text:style-name="T68">Continue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8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><text:span text:style-name="Strong_20_Emphasis"><text:span text:style-name="T49"><draw:control text:anchor-type="as-char" draw:z-index="4" draw:name="Vorm13" draw:style-name="gr1" draw:text-style-name="P79" svg:width="0.35cm" svg:height="0.35cm" draw:control="control3"/></text:span></text:span></text:p>
          </table:table-cell>
          <table:table-cell table:style-name="_32_._5f_Installatie_5f_uitvoeren.C9" office:value-type="string">
            <text:p text:style-name="P56"><text:span text:style-name="Strong_20_Emphasis"><text:span text:style-name="T50">B</text:span></text:span><text:span text:style-name="Strong_20_Emphasis"><text:span text:style-name="T54">ij</text:span></text:span><text:span text:style-name="Strong_20_Emphasis"><text:span text:style-name="T50"> </text:span></text:span><text:span text:style-name="Strong_20_Emphasis"><text:span text:style-name="T59">Het netwerk configureren</text:span></text:span><text:span text:style-name="Strong_20_Emphasis"><text:span text:style-name="T50">:</text:span>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9" office:value-type="string">
            <text:p text:style-name="P58"><text:span text:style-name="Strong_20_Emphasis"><text:span text:style-name="T52">V</text:span></text:span><text:span text:style-name="Strong_20_Emphasis"><text:span text:style-name="T50">ul in </text:span></text:span><text:span text:style-name="Strong_20_Emphasis"><text:span text:style-name="T64">C</text:span></text:span><text:span text:style-name="Strong_20_Emphasis"><text:span text:style-name="T61">omputer</text:span></text:span><text:span text:style-name="Strong_20_Emphasis"><text:span text:style-name="T64">naam</text:span></text:span><text:span text:style-name="Strong_20_Emphasis"><text:span text:style-name="T27"> </text:span></text:span><text:span text:style-name="Definition"><text:span text:style-name="T10">serv</text:span></text:span><text:span text:style-name="Definition"><text:span text:style-name="T8">ernaam</text:span></text:span><text:span text:style-name="Strong_20_Emphasis"><text:span text:style-name="T47"> </text:span></text:span><text:span text:style-name="Strong_20_Emphasis"><text:span text:style-name="T48">en klik op </text:span></text:span><text:span text:style-name="Strong_20_Emphasis"><text:span text:style-name="T69">Verdergaan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9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><draw:control text:anchor-type="as-char" draw:z-index="10" draw:name="Vorm 1" draw:style-name="gr1" draw:text-style-name="P79" svg:width="0.35cm" svg:height="0.35cm" draw:control="control9"/></text:p>
          </table:table-cell>
          <table:table-cell table:style-name="_32_._5f_Installatie_5f_uitvoeren.C9" office:value-type="string">
            <text:p text:style-name="P59"><text:span text:style-name="Strong_20_Emphasis"><text:span text:style-name="T54">Bij</text:span></text:span> <text:span text:style-name="T218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9" office:value-type="string">
            <text:p text:style-name="P68"><text:span text:style-name="T177">Stel geen </text:span><text:span text:style-name="T178">Root</text:span><text:span text:style-name="T177">-wachtwoord in</text:span><text:span text:style-name="Strong_20_Emphasis"><text:span text:style-name="T42"> </text:span></text:span><text:span text:style-name="Strong_20_Emphasis"><text:span text:style-name="T46">maar klik op </text:span></text:span><text:span text:style-name="Strong_20_Emphasis"><text:span text:style-name="T70">Verdergaan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14" office:value-type="string">
            <text:p text:style-name="P69"><text:span text:style-name="Strong_20_Emphasis"><text:span text:style-name="T52">V</text:span></text:span><text:span text:style-name="Strong_20_Emphasis"><text:span text:style-name="T50">ul in </text:span></text:span><text:span text:style-name="Strong_20_Emphasis"><text:span text:style-name="T60">Wat is </text:span></text:span><text:span text:style-name="Strong_20_Emphasis"><text:span text:style-name="T64">de volledige </text:span></text:span><text:span text:style-name="Strong_20_Emphasis"><text:span text:style-name="T60">naam </text:span></text:span><text:span text:style-name="Strong_20_Emphasis"><text:span text:style-name="T64">van de nieuwe gebruiker</text:span></text:span><text:span text:style-name="Strong_20_Emphasis"><text:span text:style-name="T60">?</text:span></text:span><text:span text:style-name="Strong_20_Emphasis"><text:span text:style-name="T25"> </text:span></text:span><text:span text:style-name="Definition"><text:span text:style-name="T8">gebruiker</text:span></text:span><text:span text:style-name="Strong_20_Emphasis"><text:span text:style-name="T47"> </text:span></text:span><text:span text:style-name="Strong_20_Emphasis"><text:span text:style-name="T48">en klik op </text:span></text:span><text:span text:style-name="Strong_20_Emphasis"><text:span text:style-name="T69">Verdergaan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14" office:value-type="string">
            <text:p text:style-name="P69"><text:span text:style-name="Strong_20_Emphasis"><text:span text:style-name="T52">V</text:span></text:span><text:span text:style-name="Strong_20_Emphasis"><text:span text:style-name="T50">ul in </text:span></text:span><text:span text:style-name="Strong_20_Emphasis"><text:span text:style-name="T60">W</text:span></text:span><text:span text:style-name="Strong_20_Emphasis"><text:span text:style-name="T65">at is de gebruikersnaam voor uw </text:span></text:span><text:span text:style-name="Strong_20_Emphasis"><text:span text:style-name="T60"><text:s/></text:span></text:span><text:span text:style-name="Strong_20_Emphasis"><text:span text:style-name="T65">account</text:span></text:span><text:span text:style-name="Strong_20_Emphasis"><text:span text:style-name="T60">?</text:span></text:span><text:span text:style-name="Strong_20_Emphasis"><text:span text:style-name="T26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47"> </text:span></text:span><text:span text:style-name="Strong_20_Emphasis"><text:span text:style-name="T48">en klik op </text:span></text:span><text:span text:style-name="Strong_20_Emphasis"><text:span text:style-name="T69">Verdergaan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16" office:value-type="string">
            <text:p text:style-name="P69"><text:span text:style-name="Strong_20_Emphasis"><text:span text:style-name="T30">Geef</text:span></text:span><text:span text:style-name="Strong_20_Emphasis"><text:span text:style-name="T25"> </text:span></text:span><text:span text:style-name="Strong_20_Emphasis"><text:span text:style-name="T28">tweemaal </text:span></text:span><text:span text:style-name="Strong_20_Emphasis"><text:span text:style-name="T30">een </text:span></text:span><text:span text:style-name="Strong_20_Emphasis"><text:span text:style-name="T62">wachtwoord</text:span></text:span><text:span text:style-name="Strong_20_Emphasis"><text:span text:style-name="T47"> </text:span></text:span><text:span text:style-name="Strong_20_Emphasis"><text:span text:style-name="T48">en klik op </text:span></text:span><text:span text:style-name="Strong_20_Emphasis"><text:span text:style-name="T69">Verdergaan</text:span></text:span><text:span text:style-name="Strong_20_Emphasis"><text:span text:style-name="T48">.</text:span></text:span></text:p>
          </table:table-cell>
        </table:table-row>
      </table:table>
      <text:p text:style-name="P35"><text:span text:style-name="Strong_20_Emphasis"><text:span text:style-name="T56"/></text:span></text:p>
      <text:list text:continue-numbering="true" text:style-name="L1">
        <text:list-item>
          <text:p text:style-name="P76"><text:span text:style-name="Strong_20_Emphasis"><text:span text:style-name="T73">Installatie </text:span></text:span><text:span text:style-name="Strong_20_Emphasis"><text:span text:style-name="T74">afronden</text:span></text:span></text:p>
        </text:list-item>
      </text:list>
      <text:p text:style-name="P36"><text:span text:style-name="Strong_20_Emphasis"><text:span text:style-name="T2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><text:span text:style-name="Strong_20_Emphasis"><text:span text:style-name="T49"><draw:control text:anchor-type="as-char" draw:z-index="5" draw:name="Vorm22" draw:style-name="gr1" draw:text-style-name="P7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38"><text:span text:style-name="Strong_20_Emphasis"><text:span text:style-name="T29">Aanmelden als </text:span></text:span><text:span text:style-name="Definition"><text:span text:style-name="T8">gebruiker</text:span></text:span><text:span text:style-name="Strong_20_Emphasis"><text:span text:style-name="T29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55"><text:span text:style-name="Strong_20_Emphasis"><text:span text:style-name="T84"><draw:control text:anchor-type="as-char" draw:z-index="19" draw:name="Vorm4" draw:style-name="gr1" draw:text-style-name="P79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63"><text:span text:style-name="Strong_20_Emphasis"><text:span text:style-name="T85">Typ: </text:span></text:span><text:span text:style-name="User_20_Entry"><text:span text:style-name="T135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39"><text:span text:style-name="Strong_20_Emphasis"><text:span text:style-name="T37">V</text:span>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5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5"><text:span text:style-name="Strong_20_Emphasis"><text:span text:style-name="T84"><draw:control text:anchor-type="as-char" draw:z-index="20" draw:name="Vorm 6" draw:style-name="gr1" draw:text-style-name="P79" svg:width="0.35cm" svg:height="0.35cm" draw:control="control19"/></text:span></text:span></text:p>
          </table:table-cell>
          <table:table-cell table:style-name="_33_._5f_Installatie_5f_afronden.C6" office:value-type="string">
            <text:p text:style-name="P63"><text:span text:style-name="Strong_20_Emphasis"><text:span text:style-name="T85">Typ: </text:span></text:span><text:span text:style-name="Strong_20_Emphasis"><text:span text:style-name="T137">kz menu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><text:span text:style-name="Strong_20_Emphasis"><text:span text:style-name="T33"/></text:span></text:p>
          </table:table-cell>
          <table:table-cell table:style-name="_33_._5f_Installatie_5f_afronden.C7" office:value-type="string">
            <text:p text:style-name="P64"><text:span text:style-name="Strong_20_Emphasis"><text:span text:style-name="T39">Kie</text:span></text:span><text:span text:style-name="Strong_20_Emphasis"><text:span text:style-name="T44">s</text:span></text:span><text:span text:style-name="Strong_20_Emphasis"><text:span text:style-name="T40"> </text:span></text:span><text:span text:style-name="Strong_20_Emphasis"><text:span text:style-name="T72">3</text:span></text:span><text:span text:style-name="Strong_20_Emphasis"><text:span text:style-name="T57"> Installatie afronden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8" office:value-type="string">
            <text:p text:style-name="P41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</table:table>
      <text:p text:style-name="P36"><text:span text:style-name="Strong_20_Emphasis"><text:span text:style-name="T29"><text:tab/></text:span></text:span></text:p>
      <text:p text:style-name="P37"><text:span text:style-name="Strong_20_Emphasis"><text:span text:style-name="T39"><text:tab/></text:span></text:span></text:p>
      <text:list text:continue-numbering="true" text:style-name="L1">
        <text:list-item>
          <text:p text:style-name="P75"><text:span text:style-name="Strong_20_Emphasis"><text:span text:style-name="T2">Gebruiker inrichten</text:span></text:span></text:p>
        </text:list-item>
      </text:list>
      <text:p text:style-name="P2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><text:span text:style-name="Strong_20_Emphasis"><text:span text:style-name="T49"><draw:control text:anchor-type="as-char" draw:z-index="6" draw:name="Vorm36_0" draw:style-name="gr1" draw:text-style-name="P79" svg:width="0.35cm" svg:height="0.35cm" draw:control="control5"/></text:span></text:span></text:p>
          </table:table-cell>
          <table:table-cell table:style-name="Tabel2.A1" office:value-type="string">
            <text:p text:style-name="P53"><text:span text:style-name="Strong_20_Emphasis"><text:span text:style-name="T49"><draw:control text:anchor-type="as-char" draw:z-index="9" draw:name="Vorm36_ 1" draw:style-name="gr1" draw:text-style-name="P79" svg:width="0.35cm" svg:height="0.35cm" draw:control="control8"/></text:span></text:span></text:p>
          </table:table-cell>
          <table:table-cell table:style-name="Tabel2.D1" office:value-type="string">
            <text:p text:style-name="P32"><text:span text:style-name="Strong_20_Emphasis"><text:span text:style-name="T29">Aanmelden als </text:span></text:span><text:span text:style-name="Definition"><text:span text:style-name="T8">gebruiker</text:span></text:span><text:span text:style-name="Strong_20_Emphasis"><text:span text:style-name="T34"><text:note text:id="ftn6" text:note-class="footnote"><text:note-citation>1</text:note-citation><text:note-body><text:p text:style-name="P44"><text:span text:style-name="User_20_Entry"><text:span text:style-name="T87">E</text:span></text:span><text:span text:style-name="User_20_Entry"><text:span text:style-name="T106">v</text:span></text:span><text:span text:style-name="User_20_Entry"><text:span text:style-name="T107">en</text:span></text:span><text:span text:style-name="User_20_Entry"><text:span text:style-name="T109">t</text:span></text:span><text:span text:style-name="User_20_Entry"><text:span text:style-name="T110">uele </text:span></text:span><text:span text:style-name="User_20_Entry"><text:span text:style-name="T111">extra </text:span></text:span><text:span text:style-name="Definition"><text:span text:style-name="T219">gebruiker</text:span></text:span><text:span text:style-name="User_20_Entry"><text:span text:style-name="T111">s aanmelden </text:span></text:span><text:span text:style-name="User_20_Entry"><text:span text:style-name="T112">en dezelfde stappen uitvoeren</text:span></text:span><text:span text:style-name="User_20_Entry"><text:span text:style-name="T108">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5"><text:span text:style-name="Strong_20_Emphasis"><text:span text:style-name="T84"><draw:control text:anchor-type="as-char" draw:z-index="21" draw:name="Vorm 9" draw:style-name="gr1" draw:text-style-name="P79" svg:width="0.35cm" svg:height="0.35cm" draw:control="control20"/></text:span></text:span></text:p>
          </table:table-cell>
          <table:table-cell table:style-name="Tabel2.A1" office:value-type="string">
            <text:p text:style-name="P55"><text:span text:style-name="Strong_20_Emphasis"><text:span text:style-name="T84"><draw:control text:anchor-type="as-char" draw:z-index="22" draw:name="Vorm 10" draw:style-name="gr1" draw:text-style-name="P79" svg:width="0.35cm" svg:height="0.35cm" draw:control="control21"/></text:span></text:span></text:p>
          </table:table-cell>
          <table:table-cell table:style-name="Tabel2.D3" office:value-type="string">
            <text:p text:style-name="P63"><text:span text:style-name="Strong_20_Emphasis"><text:span text:style-name="T85">Typ: </text:span></text:span><text:span text:style-name="Strong_20_Emphasis"><text:span text:style-name="T137">kz menu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4" office:value-type="string">
            <text:p text:style-name="P33"><text:span text:style-name="Strong_20_Emphasis"><text:span text:style-name="T39">Kie</text:span></text:span><text:span text:style-name="Strong_20_Emphasis"><text:span text:style-name="T44">s</text:span></text:span><text:span text:style-name="Strong_20_Emphasis"><text:span text:style-name="T40"> </text:span></text:span><text:span text:style-name="Strong_20_Emphasis"><text:span text:style-name="T72">4</text:span></text:span><text:span text:style-name="Strong_20_Emphasis"><text:span text:style-name="T57"> Gebruiker inrichten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5" office:value-type="string">
            <text:p text:style-name="P42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</table:table>
      <text:p text:style-name="P15"/>
      <text:p text:style-name="P6"/>
      <text:p text:style-name="P65"><text:span text:style-name="T75">E</text:span><text:span text:style-name="T76">inde c</text:span><text:span text:style-name="T77">hecklist, </text:span><text:span text:style-name="T78">d</text:span><text:span text:style-name="T77">e</text:span><text:span text:style-name="T167"> installatie van </text:span><text:span text:style-name="T167"><text:user-field-get text:name="Distro">Debian</text:user-field-get></text:span><text:span text:style-name="T170"><text:s/></text:span><text:span text:style-name="T170"><text:user-field-get text:name="Version">12</text:user-field-get></text:span><text:span text:style-name="Strong_20_Emphasis"><text:span text:style-name="T168"><text:s/></text:span></text:span><text:span text:style-name="Strong_20_Emphasis"><text:span text:style-name="T173">Server</text:span></text:span><text:span text:style-name="Strong_20_Emphasis"><text:span text:style-name="T171"> </text:span></text:span><text:span text:style-name="T167">is voltooid.</text:span></text:p>
      <text:p text:style-name="P28"/>
      <text:list text:style-name="L2">
        <text:list-header>
          <text:p text:style-name="P77"><text:span text:style-name="Emphasis"><text:span text:style-name="T233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4">Karel Zimmer</text:span></text:span></text:a><text:span text:style-name="Emphasis"><text:span text:style-name="T235">.</text:span></text:span></text:p>
          <text:p text:style-name="P78"><text:span text:style-name="Emphasis"><text:span text:style-name="T237">Licentie </text:span></text:span><text:span text:style-name="Emphasis"><text:span text:style-name="T235">C</text:span></text:span><text:span text:style-name="Emphasis"><text:span text:style-name="T236">C0</text:span></text:span><text:span text:style-name="Emphasis"><text:span text:style-name="T235"> 1.0 </text:span></text:span><text:span text:style-name="Emphasis"><text:span text:style-name="T232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32"><text:s/></text:span></text:span><text:span text:style-name="Emphasis"><text:span text:style-name="T232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32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10-15T18:09:52.878614435">15-10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0-15T18:09:52.743734723</dc:date>
    <meta:keyword>Installatie</meta:keyword>
    <meta:keyword>Checklist</meta:keyword>
    <meta:keyword>Linux</meta:keyword>
    <meta:editing-cycles>7011</meta:editing-cycles>
    <meta:editing-duration>P12DT12H34M12S</meta:editing-duration>
    <meta:print-date>2021-03-23T20:07:57.967210640</meta:print-date>
    <dc:creator>Karel Zimmer</dc:creator>
    <meta:document-statistic meta:table-count="4" meta:image-count="2" meta:object-count="0" meta:page-count="4" meta:paragraph-count="74" meta:word-count="413" meta:character-count="2827" meta:non-whitespace-character-count="2432"/>
    <meta:user-defined meta:name="Info 1"/>
    <meta:user-defined meta:name="Info 2"/>
    <meta:user-defined meta:name="Info 3"/>
    <meta:user-defined meta:name="Info 4"/>
  </office:meta>
</office:document-meta>
</file>